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12cm" svg:stroke-color="#000000" draw:marker-start-width="0.518cm" draw:marker-end="Extrémités_20_de_20_flèche_20_1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fill-color="#5a0000" draw:textarea-horizontal-align="justify" draw:textarea-vertical-align="middle" draw:auto-grow-height="false" fo:min-height="0.75cm" fo:min-width="0.5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5cm"/>
      <style:paragraph-properties style:writing-mode="lr-tb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 fo:min-height="0.75cm" fo:min-width="0.5cm"/>
      <style:paragraph-properties style:writing-mode="lr-tb"/>
    </style:style>
    <style:style style:name="gr7" style:family="graphic" style:parent-style-name="standard">
      <style:graphic-properties svg:stroke-color="#ffffff" draw:fill-color="#5a00ff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>
      <style:graphic-properties svg:stroke-color="#ffffff" draw:fill-color="#000000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>
      <style:graphic-properties svg:stroke-width="0.106cm" svg:stroke-color="#106802" draw:marker-start-width="0.358cm" draw:marker-end-width="0.358cm" draw:fill="none" draw:textarea-horizontal-align="justify" draw:textarea-vertical-align="middle" draw:auto-grow-height="false" fo:min-height="1.146cm" fo:min-width="0.606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212cm" svg:stroke-color="#106802" draw:marker-start-width="0.518cm" draw:marker-end="Extrémités_20_de_20_flèche_20_2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106cm" svg:stroke-color="#8e03a3" draw:marker-start-width="0.358cm" draw:marker-end-width="0.358cm" draw:fill="none" draw:textarea-horizontal-align="justify" draw:textarea-vertical-align="middle" draw:auto-grow-height="false" fo:min-height="1.646cm" fo:min-width="7.516cm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212cm" svg:stroke-color="#8e03a3" draw:marker-start-width="0.518cm" draw:marker-end="Extrémités_20_de_20_flèche_20_2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="none"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5a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0000ff"/>
      <style:paragraph-properties fo:text-align="center"/>
    </style:style>
    <style:style style:name="P9" style:family="paragraph">
      <loext:graphic-properties draw:fill-color="#5a00ff"/>
      <style:paragraph-properties fo:text-align="center"/>
    </style:style>
    <style:style style:name="P10" style:family="paragraph">
      <style:paragraph-properties fo:text-align="center"/>
      <style:text-properties fo:color="#106802" loext:opacity="100%"/>
    </style:style>
    <style:style style:name="P11" style:family="paragraph">
      <loext:graphic-properties draw:fill="none" draw:fill-color="#ffffff"/>
      <style:paragraph-properties fo:text-align="center"/>
      <style:text-properties fo:color="#106802" loext:opacity="100%" fo:font-size="48pt" style:font-size-asian="48pt" style:font-size-complex="48pt"/>
    </style:style>
    <style:style style:name="P12" style:family="paragraph">
      <style:paragraph-properties fo:text-align="center"/>
      <style:text-properties fo:color="#8e03a3" loext:opacity="100%"/>
    </style:style>
    <style:style style:name="P13" style:family="paragraph">
      <loext:graphic-properties draw:fill="none" draw:fill-color="#ffffff"/>
      <style:paragraph-properties fo:text-align="center"/>
      <style:text-properties fo:color="#8e03a3" loext:opacity="100%" fo:font-size="48pt" style:font-size-asian="48pt" style:font-size-complex="4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color="#8e03a3" loext:opacity="100%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fo:color="#8e03a3" loext:opacity="100%"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106802" loext:opacity="100%" fo:font-size="48pt" style:font-size-asian="48pt" style:font-size-complex="48pt"/>
    </style:style>
    <style:style style:name="T3" style:family="text">
      <style:text-properties fo:color="#8e03a3" loext:opacity="100%" fo:font-size="48pt" style:font-size-asian="48pt" style:font-size-complex="48pt"/>
    </style:style>
    <style:style style:name="T4" style:family="text">
      <style:text-properties fo:color="#8e03a3" loext:opacity="100%" fo:font-size="32pt" style:font-size-asian="32pt" style:font-size-complex="32pt"/>
    </style:style>
    <style:style style:name="T5" style:family="text">
      <style:text-properties fo:color="#000000" loext:opacity="100%" fo:font-size="32pt" style:font-size-asian="32pt" style:font-size-complex="32pt"/>
    </style:style>
    <style:style style:name="T6" style:family="text">
      <style:text-properties fo:color="#106802" loext:opacity="100%" fo:font-size="32pt" style:font-size-asian="32pt" style:font-size-complex="32pt"/>
    </style:style>
    <style:style style:name="T7" style:family="text">
      <style:text-properties fo:color="#c254d2" loext:opacity="100%" fo:font-size="32pt" style:font-size-asian="32pt" style:font-size-complex="32pt"/>
    </style:style>
    <style:style style:name="T8" style:family="text">
      <style:text-properties fo:color="#92e285" loext:opacity="100%" fo:font-size="32pt" style:font-size-asian="32pt" style:font-size-complex="32pt"/>
    </style:style>
    <style:style style:name="T9" style:family="text">
      <style:text-properties fo:color="#dc85e9" loext:opacity="100%" fo:font-size="32pt" style:font-size-asian="32pt" style:font-size-complex="32pt"/>
    </style:style>
    <style:style style:name="T10" style:family="text">
      <style:text-properties fo:font-variant="normal" fo:text-transform="none" fo:color="#106802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8.02cm" svg:height="2.143cm" svg:x="9cm" svg:y="7.357cm">
          <draw:text-box>
            <text:p text:style-name="P1"><text:span text:style-name="T1">0010101</text:span><text:span text:style-name="T1">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2" draw:layer="layout" svg:width="8.02cm" svg:height="2.143cm" svg:x="9cm" svg:y="7.357cm">
          <draw:text-box>
            <text:p text:style-name="P1"><text:span text:style-name="T1">0010101</text:span><text:span text:style-name="T1">0</text:span></text:p>
          </draw:text-box>
        </draw:frame>
        <draw:frame draw:style-name="gr1" draw:text-style-name="P2" draw:layer="layout" svg:width="2.382cm" svg:height="2.143cm" svg:x="11.897cm" svg:y="4cm">
          <draw:text-box>
            <text:p text:style-name="P1"><text:span text:style-name="T1">42</text:span></text:p>
          </draw:text-box>
        </draw:frame>
        <draw:line draw:style-name="gr3" draw:text-style-name="P4" draw:layer="layout" svg:x1="13cm" svg:y1="6cm" svg:x2="13cm" svg:y2="7.357cm">
          <text:p/>
        </draw:lin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2" draw:layer="layout" svg:width="8.02cm" svg:height="2.143cm" svg:x="9cm" svg:y="7.357cm">
          <draw:text-box>
            <text:p text:style-name="P1"><text:span text:style-name="T1">0010101</text:span><text:span text:style-name="T1">0</text:span></text:p>
          </draw:text-box>
        </draw:frame>
        <draw:frame draw:style-name="gr1" draw:text-style-name="P2" draw:layer="layout" svg:width="2.382cm" svg:height="2.143cm" svg:x="11.897cm" svg:y="4cm">
          <draw:text-box>
            <text:p text:style-name="P1"><text:span text:style-name="T1">42</text:span></text:p>
          </draw:text-box>
        </draw:frame>
        <draw:line draw:style-name="gr3" draw:text-style-name="P4" draw:layer="layout" svg:x1="13cm" svg:y1="6cm" svg:x2="13cm" svg:y2="7.357cm">
          <text:p/>
        </draw:line>
        <draw:frame draw:style-name="gr1" draw:text-style-name="P2" draw:layer="layout" svg:width="2.386cm" svg:height="2.143cm" svg:x="7.897cm" svg:y="1.001cm">
          <draw:text-box>
            <text:p text:style-name="P1"><text:span text:style-name="T1">‘</text:span><text:span text:style-name="T1">B’</text:span></text:p>
          </draw:text-box>
        </draw:frame>
        <draw:line draw:style-name="gr3" draw:text-style-name="P4" draw:layer="layout" svg:x1="10cm" svg:y1="2.948cm" svg:x2="12cm" svg:y2="4.5cm">
          <text:p/>
        </draw:lin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2" draw:layer="layout" svg:width="8.02cm" svg:height="2.143cm" svg:x="9cm" svg:y="7.357cm">
          <draw:text-box>
            <text:p text:style-name="P1"><text:span text:style-name="T1">0010101</text:span><text:span text:style-name="T1">0</text:span></text:p>
          </draw:text-box>
        </draw:frame>
        <draw:frame draw:style-name="gr1" draw:text-style-name="P2" draw:layer="layout" svg:width="2.382cm" svg:height="2.143cm" svg:x="11.897cm" svg:y="4cm">
          <draw:text-box>
            <text:p text:style-name="P1"><text:span text:style-name="T1">42</text:span></text:p>
          </draw:text-box>
        </draw:frame>
        <draw:line draw:style-name="gr3" draw:text-style-name="P4" draw:layer="layout" svg:x1="13cm" svg:y1="6cm" svg:x2="13cm" svg:y2="7.357cm">
          <text:p/>
        </draw:line>
        <draw:frame draw:style-name="gr1" draw:text-style-name="P2" draw:layer="layout" svg:width="2.386cm" svg:height="2.143cm" svg:x="7.897cm" svg:y="1.001cm">
          <draw:text-box>
            <text:p text:style-name="P1"><text:span text:style-name="T1">‘</text:span><text:span text:style-name="T1">B’</text:span></text:p>
          </draw:text-box>
        </draw:frame>
        <draw:line draw:style-name="gr3" draw:text-style-name="P4" draw:layer="layout" svg:x1="10cm" svg:y1="2.948cm" svg:x2="12cm" svg:y2="4.5cm">
          <text:p/>
        </draw:line>
        <draw:line draw:style-name="gr3" draw:text-style-name="P4" draw:layer="layout" svg:x1="16.022cm" svg:y1="3.002cm" svg:x2="13.873cm" svg:y2="4.34cm">
          <text:p/>
        </draw:line>
        <draw:custom-shape draw:style-name="gr4" draw:text-style-name="P6" draw:layer="layout" svg:width="1cm" svg:height="1cm" svg:x="16cm" svg:y="2.002cm">
          <text:p text:style-name="P5">42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17cm" svg:y="2.00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8cm" svg:y="2.002cm">
          <text:p text:style-name="P5">100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1.004cm" svg:y="5.002cm"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2.004cm" svg:y="5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3.004cm" svg:y="5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4.004cm" svg:y="5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5.004cm" svg:y="5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1.004cm" svg:y="6.0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1cm" svg:x="22.004cm" svg:y="6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3.004cm" svg:y="6.0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1cm" svg:x="24.004cm" svg:y="6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5.004cm" svg:y="6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1.004cm" svg:y="7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2.004cm" svg:y="7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3.004cm" svg:y="7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4.004cm" svg:y="7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5.004cm" svg:y="7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1.004cm" svg:y="8.0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1cm" svg:x="22.004cm" svg:y="8.0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1cm" svg:x="23.004cm" svg:y="8.0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1cm" svg:x="24.004cm" svg:y="8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5.004cm" svg:y="8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1.004cm" svg:y="9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2.004cm" svg:y="9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3.004cm" svg:y="9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4.004cm" svg:y="9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25.004cm" svg:y="9.00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cm" svg:y1="5.5cm" svg:x2="17.5cm" svg:y2="3.5cm">
          <text:p/>
        </draw:lin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9" draw:text-style-name="P4" draw:layer="layout" svg:width="1.21cm" svg:height="1.5cm" svg:x="16.7cm" svg:y="2.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02cm" svg:height="2.143cm" svg:x="9.99cm" svg:y="2.357cm">
          <draw:text-box>
            <text:p text:style-name="P1"><text:span text:style-name="T1">0010101</text:span><text:span text:style-name="T1">0</text:span></text:p>
          </draw:text-box>
        </draw:frame>
        <draw:frame draw:style-name="gr1" draw:text-style-name="P11" draw:layer="layout" svg:width="3.698cm" svg:height="4.035cm" svg:x="17cm" svg:y="5.5cm">
          <draw:text-box>
            <text:p text:style-name="P10"><text:span text:style-name="T2">1 bit</text:span></text:p>
            <text:p text:style-name="P10"><text:span text:style-name="T2">1b</text:span></text:p>
          </draw:text-box>
        </draw:frame>
        <draw:line draw:style-name="gr10" draw:text-style-name="P4" draw:layer="layout" svg:x1="18.5cm" svg:y1="6cm" svg:x2="17.5cm" svg:y2="4cm">
          <text:p/>
        </draw:line>
        <draw:custom-shape draw:style-name="gr11" draw:text-style-name="P4" draw:layer="layout" svg:width="8.12cm" svg:height="2cm" svg:x="10.09cm" svg:y="2.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9cm" svg:y1="6cm" svg:x2="10.09cm" svg:y2="4.253cm">
          <text:p/>
        </draw:line>
        <draw:frame draw:style-name="gr1" draw:text-style-name="P13" draw:layer="layout" svg:width="6.192cm" svg:height="4.035cm" svg:x="6.2cm" svg:y="5.501cm">
          <draw:text-box>
            <text:p text:style-name="P12"><text:span text:style-name="T3">1 octet</text:span></text:p>
            <text:p text:style-name="P12"><text:span text:style-name="T3">1o = 8b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9" draw:text-style-name="P4" draw:layer="layout" svg:width="1.21cm" svg:height="1.5cm" svg:x="16.7cm" svg:y="2.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02cm" svg:height="2.143cm" svg:x="9.99cm" svg:y="2.357cm">
          <draw:text-box>
            <text:p text:style-name="P1"><text:span text:style-name="T1">00101010</text:span></text:p>
          </draw:text-box>
        </draw:frame>
        <draw:frame draw:style-name="gr1" draw:text-style-name="P11" draw:layer="layout" svg:width="3.698cm" svg:height="4.035cm" svg:x="20.698cm" svg:y="1.7cm">
          <draw:text-box>
            <text:p text:style-name="P10"><text:span text:style-name="T2">1 bit</text:span></text:p>
            <text:p text:style-name="P10"><text:span text:style-name="T2">1b</text:span></text:p>
          </draw:text-box>
        </draw:frame>
        <draw:line draw:style-name="gr10" draw:text-style-name="P4" draw:layer="layout" svg:x1="20.698cm" svg:y1="3.5cm" svg:x2="17.91cm" svg:y2="3.5cm">
          <text:p/>
        </draw:line>
        <draw:custom-shape draw:style-name="gr11" draw:text-style-name="P4" draw:layer="layout" svg:width="8.12cm" svg:height="2cm" svg:x="10.09cm" svg:y="2.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cm" svg:y1="3.5cm" svg:x2="10.09cm" svg:y2="3.5cm">
          <text:p/>
        </draw:line>
        <draw:frame draw:style-name="gr1" draw:text-style-name="P13" draw:layer="layout" svg:width="5.578cm" svg:height="4.035cm" svg:x="1.5cm" svg:y="1.765cm">
          <draw:text-box>
            <text:p text:style-name="P12"><text:span text:style-name="T3">1 octet</text:span></text:p>
            <text:p text:style-name="P12"><text:span text:style-name="T3">1o</text:span></text:p>
          </draw:text-box>
        </draw:frame>
        <draw:frame draw:style-name="gr13" draw:text-style-name="P16" draw:layer="layout" svg:width="21.25cm" svg:height="8cm" svg:x="1cm" svg:y="6.5cm">
          <draw:text-box>
            <text:p xml:id="id1" text:id="id1" text:style-name="P15"><text:span text:style-name="T4"><text:s text:c="19"/></text:span><text:span text:style-name="T4">1o </text:span><text:span text:style-name="T5">=</text:span><text:span text:style-name="T4"> </text:span><text:span text:style-name="T6">8b</text:span></text:p>
            <text:p xml:id="id2" text:id="id2" text:style-name="P15"><text:span text:style-name="T4"><text:s text:c="19"/></text:span><text:span text:style-name="T7">1000 o = </text:span><text:span text:style-name="T4">1ko </text:span><text:span text:style-name="T5">=</text:span><text:span text:style-name="T4"> </text:span><text:span text:style-name="T6">8kb</text:span><text:span text:style-name="T8"> = 8000 b</text:span></text:p>
            <text:p xml:id="id3" text:id="id3" text:style-name="P15"><text:span text:style-name="T4"><text:s text:c="3"/></text:span><text:span text:style-name="T9">1000ko = </text:span><text:span text:style-name="T4">1Mo</text:span><text:span text:style-name="T5"> =</text:span><text:span text:style-name="T6"> 8Mb</text:span></text:p>
            <text:p xml:id="id4" text:id="id4" text:style-name="P15"><text:span text:style-name="T10"><text:s text:c="2"/></text:span><text:span text:style-name="T9">1000Mo = </text:span><text:span text:style-name="T4">1Go</text:span><text:span text:style-name="T5"> =</text:span><text:span text:style-name="T6"> 8Gb</text:span></text:p>
            <text:p xml:id="id5" text:id="id5" text:style-name="P15"><text:span text:style-name="T10"><text:s text:c="3"/></text:span><text:span text:style-name="T9">1000Go = </text:span><text:span text:style-name="T4">1To</text:span><text:span text:style-name="T5"> =</text:span><text:span text:style-name="T6"> 8Tb</text:span></text:p>
            <text:p text:style-name="P1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2T00:14:32.943081633</meta:creation-date>
    <dc:date>2020-10-12T00:58:51.229252490</dc:date>
    <meta:editing-duration>PT12M26S</meta:editing-duration>
    <meta:editing-cycles>3</meta:editing-cycles>
    <meta:generator>LibreOffice/7.0.1.2$Linux_X86_64 LibreOffice_project/00$Build-2</meta:generator>
    <meta:document-statistic meta:object-count="92"/>
  </office:meta>
</office:document-meta>
</file>